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C00000097D935D475EE184681.png" manifest:media-type="image/png"/>
  <manifest:file-entry manifest:full-path="Pictures/1000020100000927000004E016232BDC8C2758E3.png" manifest:media-type="image/png"/>
  <manifest:file-entry manifest:full-path="Pictures/1000020100000124000000435EBCBD2565FFFE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18cm" fo:min-width="23.831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215cm" fo:min-width="22.67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name-asian="DejaVu Sans" style:font-size-asian="32pt" style:font-style-asian="italic" style:font-weight-asian="bold" style:font-name-complex="DejaVu Sans" style:font-size-complex="32pt" style:font-style-complex="italic" style:font-weight-complex="bold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space-before="0.008cm" text:min-label-width="0.786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392cm" svg:height="9cm" svg:x="0cm" svg:y="2.778cm">
          <text:p text:style-name="P1"><text:span text:style-name="T1">Data Mining and Machine Learning</text:span><text:span text:style-name="T1"><text:line-break/></text:span><text:span text:style-name="T2">Project Design</text:span><text:span text:style-name="T1"><text:line-break/></text:span><text:span text:style-name="T1"><text:line-break/></text:span><text:span text:style-name="T2">Self-driving car with CARLA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7.772cm" svg:height="4.86cm" svg:x="3.81cm" svg:y="11.395cm">
          <text:p text:style-name="P3"><text:span text:style-name="T3">Rambod Rahm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draw:custom-shape draw:name="CustomShape 1" draw:style-name="gr4" draw:text-style-name="P4" draw:layer="layout" svg:width="24.33cm" svg:height="3.167cm" svg:x="0.508cm" svg:y="0.05cm">
          <text:p text:style-name="P1"><text:span text:style-name="T4">CARLA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3.17cm" svg:height="12.464cm" svg:x="1.179cm" svg:y="3.601cm">
          <text:list text:style-name="L2">
            <text:list-item>
              <text:p text:style-name="P6"><text:span text:style-name="T5"/></text:p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draw:custom-shape draw:name="CustomShape 1" draw:style-name="gr5" draw:text-style-name="P7" draw:layer="layout" svg:width="24.33cm" svg:height="3.167cm" svg:x="0.508cm" svg:y="0.05cm">
          <text:p text:style-name="P1"><text:span text:style-name="T4">Application High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3.17cm" svg:height="12.464cm" svg:x="1.179cm" svg:y="3.601cm">
          <text:list text:style-name="L2">
            <text:list-item>
              <text:p text:style-name="P6"><text:span text:style-name="T5"/></text:p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it" style:country-asian="IT" style:font-style-asian="normal" style:font-weight-asian="normal" style:font-name-complex="DejaVu Sans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it" style:country-asian="IT" style:font-style-asian="normal" style:font-weight-asian="normal" style:font-name-complex="DejaVu Sans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it" style:country-asian="IT" style:font-style-asian="normal" style:font-weight-asian="normal" style:font-name-complex="DejaVu Sans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it" style:country-asian="IT" style:font-style-asian="normal" style:font-weight-asian="normal" style:font-name-complex="DejaVu Sans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D935D475EE184681.png" xlink:type="simple" xlink:show="embed" xlink:actuate="onLoad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5EBCBD2565FFFE0E.png" xlink:type="simple" xlink:show="embed" xlink:actuate="onLoad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16232BDC8C2758E3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D935D475EE184681.png" xlink:type="simple" xlink:show="embed" xlink:actuate="onLoad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5EBCBD2565FFFE0E.png" xlink:type="simple" xlink:show="embed" xlink:actuate="onLoad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16232BDC8C2758E3.png" xlink:type="simple" xlink:show="embed" xlink:actuate="onLoad">
          <text:p/>
        </draw:image>
      </draw:frame>
      <draw:frame draw:name="PlaceHolder 1" presentation:style-name="Title_20_Only-title" draw:layer="backgroundobjects" svg:width="24.33cm" svg:height="3.167cm" svg:x="0.508cm" svg:y="0.25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Scale and Non-Structured Databases The Database Revolutions</dc:title>
    <meta:initial-creator>Francesco  Marcelloni</meta:initial-creator>
    <meta:editing-cycles>202</meta:editing-cycles>
    <meta:creation-date>2019-07-02T09:26:30</meta:creation-date>
    <dc:date>2020-12-15T19:55:41.880545365</dc:date>
    <dc:language>en-US</dc:language>
    <meta:editing-duration>P2DT20H38M37S</meta:editing-duration>
    <meta:generator>LibreOffice/6.0.7.3$Linux_X86_64 LibreOffice_project/00m0$Build-3</meta:generator>
    <meta:document-statistic meta:object-count="44"/>
    <meta:user-defined meta:name="AppVersion">16.0000</meta:user-defined>
    <meta:user-defined meta:name="Company">Università di Pi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